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00" style:font-name="AvenirNext LT Pro Cn" fo:font-size="16pt" fo:font-style="normal" fo:font-weight="bold" officeooo:rsid="0017f51f" officeooo:paragraph-rsid="0006111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06111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AvenirNext LT Pro Cn" fo:font-size="14pt" fo:font-style="normal" fo:font-weight="bold" officeooo:rsid="0003c2ad" officeooo:paragraph-rsid="00061117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style:font-name="AvenirNext LT Pro Cn" fo:font-size="14pt" fo:font-style="normal" fo:font-weight="bold" officeooo:rsid="000699c9" officeooo:paragraph-rsid="0006111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color="#666666" style:font-name="Roboto" fo:font-size="11pt" fo:font-style="italic" fo:font-weight="normal" officeooo:rsid="0009b1e7" officeooo:paragraph-rsid="0006111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text-properties style:font-name="AvenirNext LT Pro Cn" fo:font-size="14pt" fo:font-style="normal" fo:font-weight="normal" officeooo:rsid="0003c2ad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text-properties style:font-name="AvenirNext LT Pro Cn" fo:font-size="14pt" fo:font-style="normal" fo:font-weight="normal" officeooo:rsid="0003c2ad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061117"/>
    </style:style>
    <style:style style:name="T1" style:family="text">
      <style:text-properties fo:color="#3333ff" style:font-name="AvenirNext LT Pro Cn" fo:font-size="14pt" fo:font-style="normal" fo:font-weight="bold" officeooo:rsid="000699c9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3333ff" style:font-name="AvenirNext LT Pro Cn" fo:font-size="14pt" fo:font-style="normal" fo:font-weight="bold" officeooo:rsid="00061117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600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111111"/>
    </style:style>
    <style:style style:name="T5" style:family="text">
      <style:text-properties fo:color="#111111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111111" officeooo:rsid="0009b1e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1117" style:font-weight-asian="bold" style:font-weight-complex="bold"/>
    </style:style>
    <style:style style:name="T9" style:family="text">
      <style:text-properties fo:color="#0066ff" fo:font-weight="bold" style:font-weight-asian="bold" style:font-weight-complex="bold"/>
    </style:style>
    <style:style style:name="T10" style:family="text">
      <style:text-properties fo:color="#0066ff" fo:font-weight="bold" officeooo:rsid="0007b7e6" style:font-weight-asian="bold" style:font-weight-complex="bold"/>
    </style:style>
    <style:style style:name="T11" style:family="text">
      <style:text-properties fo:color="#3399ff" fo:font-weight="bold" style:font-weight-asian="bold" style:font-weight-complex="bold"/>
    </style:style>
    <style:style style:name="T12" style:family="text">
      <style:text-properties fo:color="#3399ff" fo:font-weight="bold" officeooo:rsid="00061117" style:font-weight-asian="bold" style:font-weight-complex="bold"/>
    </style:style>
    <style:style style:name="T13" style:family="text">
      <style:text-properties fo:color="#c90707" fo:font-weight="bold" style:font-weight-asian="bold" style:font-weight-complex="bold"/>
    </style:style>
    <style:style style:name="T14" style:family="text">
      <style:text-properties fo:color="#990000"/>
    </style:style>
    <style:style style:name="T15" style:family="text">
      <style:text-properties fo:color="#990000" fo:font-weight="bold" style:font-weight-asian="bold" style:font-weight-complex="bold"/>
    </style:style>
    <style:style style:name="T16" style:family="text">
      <style:text-properties fo:color="#990000" fo:font-weight="bold" officeooo:rsid="0017f51f" style:font-weight-asian="bold" style:font-weight-complex="bold"/>
    </style:style>
    <style:style style:name="T17" style:family="text">
      <style:text-properties fo:color="#990000" fo:font-weight="bold" officeooo:rsid="0009b1e7" style:font-weight-asian="bold" style:font-weight-complex="bold"/>
    </style:style>
    <style:style style:name="T18" style:family="text">
      <style:text-properties fo:color="#990000" fo:font-weight="bold" officeooo:rsid="00061117" style:font-weight-asian="bold" style:font-weight-complex="bold"/>
    </style:style>
    <style:style style:name="T19" style:family="text">
      <style:text-properties fo:color="#990000" style:font-name="Roboto" fo:font-size="11pt" fo:font-style="italic" officeooo:rsid="0009b1e7" style:font-size-asian="11pt" style:font-style-asian="italic" style:font-size-complex="11pt" style:font-style-complex="italic"/>
    </style:style>
    <style:style style:name="T20" style:family="text">
      <style:text-properties officeooo:rsid="00061117"/>
    </style:style>
    <style:style style:name="T21" style:family="text">
      <style:text-properties fo:color="#780909" fo:font-weight="bold" style:font-weight-asian="bold" style:font-weight-complex="bold"/>
    </style:style>
    <style:style style:name="T22" style:family="text">
      <style:text-properties fo:color="#780909" fo:font-weight="bold" officeooo:rsid="00061117" style:font-weight-asian="bold" style:font-weight-complex="bold"/>
    </style:style>
    <style:style style:name="T23" style:family="text">
      <style:text-properties fo:color="#666666"/>
    </style:style>
    <style:style style:name="T24" style:family="text">
      <style:text-properties fo:color="#666666" style:font-name="Roboto" fo:font-size="11pt" fo:font-style="italic" officeooo:rsid="0009b1e7" style:font-size-asian="11pt" style:font-style-asian="italic" style:font-size-complex="11pt" style:font-style-complex="italic"/>
    </style:style>
    <style:style style:name="T25" style:family="text">
      <style:text-properties fo:color="#666666" style:font-name="Roboto" fo:font-size="11pt" fo:font-style="italic" officeooo:rsid="00061117" style:font-size-asian="11pt" style:font-style-asian="italic" style:font-size-complex="11pt" style:font-style-complex="italic"/>
    </style:style>
    <style:style style:name="T26" style:family="text">
      <style:text-properties fo:color="#666666" officeooo:rsid="0009b1e7"/>
    </style:style>
    <style:style style:name="T27" style:family="text">
      <style:text-properties fo:color="#666666" officeooo:rsid="00061117"/>
    </style:style>
    <style:style style:name="T28" style:family="text">
      <style:text-properties style:font-name="AvenirNext LT Pro Cn" fo:font-size="14pt" fo:font-style="normal" fo:font-weight="normal" officeooo:rsid="0003c2ad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officeooo:rsid="00097a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émentation en jour d<text:span text:style-name="T20">'entrainement</text:span></text:p>
      <text:p text:style-name="P2">Voir la fiche de description rapide de complément</text:p>
      <text:p text:style-name="P2">pris actuellement.</text:p>
      <text:p text:style-name="P5"/>
      <text:p text:style-name="P5">Morning</text:p>
      <text:list xml:id="list3407495779569605242" text:style-name="L1">
        <text:list-item>
          <text:p text:style-name="P8"><text:span text:style-name="T12">1</text:span><text:span text:style-name="T11">0g</text:span> Whey + <text:span text:style-name="T11">10g</text:span> Caseine</text:p>
        </text:list-item>
        <text:list-item>
          <text:p text:style-name="P11"><text:span text:style-name="T13">1 cap</text:span> Omega3</text:p>
        </text:list-item>
        <text:list-item>
          <text:p text:style-name="P11"><text:span text:style-name="T13">1 cap</text:span> AlphaMen</text:p>
        </text:list-item>
        <text:list-item>
          <text:p text:style-name="P11"><text:span text:style-name="T13">1 cap</text:span> Tea extract</text:p>
        </text:list-item>
        <text:list-item>
          <text:p text:style-name="P12"><text:span text:style-name="T13">1 cap</text:span> <text:span text:style-name="T29">Carnitine</text:span></text:p>
        </text:list-item>
      </text:list>
      <text:p text:style-name="P3"/>
      <text:p text:style-name="P4"><text:span text:style-name="T7">Collation</text:span> </text:p>
      <text:list xml:id="list4371484845167110657" text:style-name="L2">
        <text:list-item>
          <text:p text:style-name="P14">Fruits</text:p>
        </text:list-item>
      </text:list>
      <text:p text:style-name="P3"/>
      <text:p text:style-name="P3"><text:span text:style-name="T7">Meal 1 </text:span><text:s/></text:p>
      <text:list xml:id="list32046834016977" text:continue-numbering="true" text:style-name="L2">
        <text:list-item>
          <text:p text:style-name="P9"><text:span text:style-name="T11">1,5g</text:span> beta-alanine <text:span text:style-name="T20">+ </text:span><text:span text:style-name="T11">2,5g</text:span> creatine</text:p>
        </text:list-item>
        <text:list-item>
          <text:p text:style-name="P9"><text:span text:style-name="T13">1 cap</text:span> Omega3</text:p>
        </text:list-item>
        <text:list-item>
          <text:p text:style-name="P9"><text:span text:style-name="T13">1 cap</text:span> AlphaMen</text:p>
        </text:list-item>
        <text:list-item>
          <text:p text:style-name="P10"><text:span text:style-name="T13">1 cap</text:span> Tea extract</text:p>
        </text:list-item>
        <text:list-item>
          <text:p text:style-name="P13"><text:span text:style-name="T13">1 cap</text:span> <text:span text:style-name="T29">Carnitine</text:span></text:p>
        </text:list-item>
        <text:list-item>
          <text:p text:style-name="P9"><text:span text:style-name="T16">2</text:span><text:span text:style-name="T15"> cap</text:span> Cla</text:p>
        </text:list-item>
      </text:list>
      <text:p text:style-name="P3"/>
      <text:p text:style-name="P3"><text:span text:style-name="T8">Pre-Workout</text:span><text:span text:style-name="T7"> </text:span><text:s/></text:p>
      <text:list xml:id="list32046377705297" text:continue-numbering="true" text:style-name="L2">
        <text:list-item>
          <text:p text:style-name="P9"><text:span text:style-name="T10">1</text:span><text:span text:style-name="T9">0g</text:span> Whey <text:span text:style-name="T20">+ </text:span><text:span text:style-name="T11">1,5g</text:span> beta-alanine</text:p>
        </text:list-item>
        <text:list-item>
          <text:p text:style-name="P9"><text:span text:style-name="T22">3</text:span><text:span text:style-name="T21"> cap</text:span> Thermopure</text:p>
        </text:list-item>
      </text:list>
      <text:p text:style-name="P7"/>
      <text:p text:style-name="P7"/>
      <text:p text:style-name="P4"><text:span text:style-name="T8">Intra-Workout</text:span> </text:p>
      <text:list xml:id="list32047125894555" text:continue-numbering="true" text:style-name="L2">
        <text:list-item>
          <text:p text:style-name="P9"><text:span text:style-name="T12">5g</text:span><text:span text:style-name="T26"> </text:span><text:span text:style-name="T27">BCAA + </text:span><text:span text:style-name="T12">5g</text:span><text:span text:style-name="T23"> </text:span><text:span text:style-name="T27">Sucre</text:span></text:p>
        </text:list-item>
      </text:list>
      <text:p text:style-name="P7"/>
      <text:p text:style-name="P7"/>
      <text:p text:style-name="P3"><text:span text:style-name="T8">Post-Workout</text:span><text:span text:style-name="T7"> </text:span><text:s/></text:p>
      <text:list xml:id="list32046769778890" text:continue-numbering="true" text:style-name="L2">
        <text:list-item>
          <text:p text:style-name="P9"><text:span text:style-name="T10">4</text:span><text:span text:style-name="T9">0g</text:span> Whey <text:span text:style-name="T20">+ </text:span><text:span text:style-name="T12">5g</text:span> <text:span text:style-name="T20">BCAA + </text:span><text:span text:style-name="T11">1,5g</text:span> beta-alanine</text:p>
          <text:p text:style-name="P9"><text:span text:style-name="T24"/></text:p>
        </text:list-item>
      </text:list>
      <text:p text:style-name="P3"/>
      <text:p text:style-name="P5">Meal 2 </text:p>
      <text:list xml:id="list32046211200524" text:continue-numbering="true" text:style-name="L2">
        <text:list-item>
          <text:p text:style-name="P9"><text:span text:style-name="T11">1,5g</text:span> beta-alanine <text:span text:style-name="T20">+ </text:span><text:span text:style-name="T11">2,5g</text:span> creatine</text:p>
        </text:list-item>
        <text:list-item>
          <text:p text:style-name="P9"><text:span text:style-name="T13">1 cap</text:span> Omega3</text:p>
        </text:list-item>
        <text:list-item>
          <text:p text:style-name="P9"><text:span text:style-name="T13">1 cap</text:span> AlphaMen</text:p>
        </text:list-item>
        <text:list-item>
          <text:p text:style-name="P10"><text:span text:style-name="T13">1 cap </text:span>Tea extract</text:p>
        </text:list-item>
        <text:list-item>
          <text:p text:style-name="P13"><text:span text:style-name="T13">1 cap</text:span> <text:span text:style-name="T29">Carnitine</text:span></text:p>
        </text:list-item>
        <text:list-item>
          <text:p text:style-name="P9"><text:span text:style-name="T16">2</text:span><text:span text:style-name="T15"> cap</text:span> Cla</text:p>
        </text:list-item>
      </text:list>
      <text:p text:style-name="P3"/>
      <text:p text:style-name="P6"><text:soft-page-break/>Before Sleep </text:p>
      <text:list xml:id="list7333568977747670440" text:style-name="L3">
        <text:list-item>
          <text:p text:style-name="P15"><text:span text:style-name="T2">2</text:span><text:span text:style-name="T1">0g</text:span><text:span text:style-name="T3"> </text:span><text:span text:style-name="T5">Case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50:46.326000000</meta:creation-date>
    <dc:date>2016-11-01T03:20:44.722000000</dc:date>
    <meta:editing-duration>PT9M16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35" meta:word-count="133" meta:character-count="612" meta:non-whitespace-character-count="527"/>
  </office:meta>
</office:document-meta>
</file>